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4.5cm"/>
      <style:paragraph-properties style:writing-mode="lr-tb"/>
    </style:style>
    <style:style style:name="gr2" style:family="graphic" style:parent-style-name="standard">
      <style:graphic-properties draw:fill-color="#b7b3ca" draw:textarea-horizontal-align="justify" draw:textarea-vertical-align="top" draw:auto-grow-height="false" fo:min-height="27.45cm" fo:min-width="5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cm" fo:min-width="1cm"/>
    </style:style>
    <style:style style:name="gr4" style:family="graphic" style:parent-style-name="objectwithoutfill">
      <style:graphic-properties draw:fill="none" draw:fill-color="#000000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5cm" fo:min-width="0.25cm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1cm" fo:min-width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7b3ca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5cm" svg:x="10.75cm" svg:y="12.25cm">
          <text:p text:style-name="P1">POST:3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7.5cm" svg:y="6.5cm">
          <text:p text:style-name="P1">POST: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4.25cm" svg:y="6.5cm">
          <text:p text:style-name="P1">POST: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27.7cm" svg:x="1cm" svg:y="1cm">
          <text:p text:style-name="P1">SIDE BAR</text:p>
          <text:p text:style-name="P1"/>
          <text:p text:style-name="P1"/>
          <text:p text:style-name="P1"/>
          <text:p text:style-name="P1">(TODO)</text:p>
          <text:p text:style-name="P1">Albero categoria…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25cm" svg:x="2cm" svg:y="1.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cm" svg:y1="18.25cm" svg:x2="19.5cm" svg:y2="18.25cm">
          <text:p/>
        </draw:line>
        <draw:line draw:style-name="gr4" draw:text-style-name="P4" draw:layer="layout" svg:x1="7cm" svg:y1="5.75cm" svg:x2="19.75cm" svg:y2="5.75cm">
          <text:p/>
        </draw:line>
        <draw:custom-shape draw:style-name="gr5" draw:text-style-name="P3" draw:layer="layout" svg:width="0.75cm" svg:height="0.75cm" svg:x="7.7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5cm" svg:height="0.75cm" svg:x="8.7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5cm" svg:height="1.25cm" svg:x="7cm" svg:y="4cm">
          <text:p text:style-name="P1">CRE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5cm" svg:height="0.75cm" svg:x="14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5cm" svg:height="0.75cm" svg:x="15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5cm" svg:height="0.75cm" svg:x="11cm" svg:y="1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5cm" svg:height="0.75cm" svg:x="12cm" svg:y="16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2T15:10:39.090000000</meta:creation-date>
    <dc:date>2022-12-12T15:34:41.064000000</dc:date>
    <meta:editing-duration>PT3M20S</meta:editing-duration>
    <meta:editing-cycles>2</meta:editing-cycles>
    <meta:generator>LibreOffice/7.3.5.2$Windows_X86_64 LibreOffice_project/184fe81b8c8c30d8b5082578aee2fed2ea847c01</meta:generator>
    <meta:document-statistic meta:object-count="14"/>
  </office:meta>
</office:document-meta>
</file>